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444" officeooo:paragraph-rsid="0065a114"/>
    </style:style>
    <style:style style:name="P2" style:family="paragraph" style:parent-style-name="Text_20_body">
      <style:text-properties fo:font-weight="normal" officeooo:rsid="00021444" officeooo:paragraph-rsid="0065a114" style:font-weight-asian="normal" style:font-weight-complex="normal"/>
    </style:style>
    <style:style style:name="P3" style:family="paragraph" style:parent-style-name="Text_20_body">
      <style:text-properties fo:font-style="normal" fo:font-weight="normal" officeooo:rsid="0020eebf" officeooo:paragraph-rsid="0065a114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057be6f" officeooo:paragraph-rsid="0065a114"/>
    </style:style>
    <style:style style:name="P5" style:family="paragraph" style:parent-style-name="Text_20_body">
      <style:text-properties officeooo:rsid="0058ce03" officeooo:paragraph-rsid="0065a114"/>
    </style:style>
    <style:style style:name="P6" style:family="paragraph" style:parent-style-name="Text_20_body">
      <style:text-properties officeooo:paragraph-rsid="0065a114"/>
    </style:style>
    <style:style style:name="P7" style:family="paragraph" style:parent-style-name="Heading_20_1">
      <style:text-properties officeooo:rsid="0057be6f" officeooo:paragraph-rsid="0065a114"/>
    </style:style>
    <style:style style:name="P8" style:family="paragraph" style:parent-style-name="Heading_20_1" style:list-style-name="">
      <style:text-properties fo:color="#000000" style:font-name="Liberation Serif" fo:font-size="12pt" fo:font-style="normal" fo:font-weight="normal" officeooo:rsid="005ff50b" officeooo:paragraph-rsid="0065a114" fo:background-color="#f7fa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officeooo:rsid="0002144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5ac1b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11" style:family="text">
      <style:text-properties officeooo:rsid="005503ad"/>
    </style:style>
    <style:style style:name="T12" style:family="text">
      <style:text-properties officeooo:rsid="005986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alomé Roldán Facerías <text:span text:style-name="T12">( Nota 5,5)</text:span></text:h>
      <text:p text:style-name="P4">La estructura de tu programa está muy bien planteada, pero <text:span text:style-name="T3"><text:s/>no aplicas el algoritmo de búsqueda dicotómica del número</text:span></text:p>
      <text:p text:style-name="P1">Si yo he elegido un valor entre 1 y 1024, el programa me tiene que dar el valor medio <text:span text:style-name="T1">512</text:span></text:p>
      <text:p text:style-name="P2">Si yo digo <text:s/>menor, ahora me debe dar el valor medio entre 1 y 512 <text:span text:style-name="T1">256</text:span></text:p>
      <text:p text:style-name="P2">Si ahora <text:s/>digo mayor, me ha de dar el valor medio entre 256 y 512 <text:span text:style-name="T1">384</text:span></text:p>
      <text:p text:style-name="P2">así sucesivamente. Como mucho voy a poder dividir 10 veces el número en mitades (2¹⁰ es 2024), por lo que en 10 veces seguro que lo adivina.</text:p>
      <text:p text:style-name="P3">Puedo ir directamente a jugar.php sin haber pasado por el index.php, <text:span text:style-name="T11">y eso no debería de permitirse, ya que el juego no funciona</text:span> (<text:span text:style-name="T4">Buenas prácticas 4</text:span>)</text:p>
      <text:p text:style-name="P6"><text:span text:style-name="T5">El fichero inicial </text:span><text:span text:style-name="T2">index.php</text:span> <text:span text:style-name="T5">si no tiene nada de código php, debería de tener extensión </text:span><text:span text:style-name="T2">html</text:span></text:p>
      <text:p text:style-name="P6"><text:span text:style-name="T7">Está genial que hayas solucionado <text:s/>que el usuario de la aplicación siempre seleccione una opción, <text:s/></text:span><text:span text:style-name="T8">pero también deberías de haber considerado </text:span><text:span text:style-name="T10">esa situación en jugar.php que podemos dar jugar sin haber seleccionado ninguna opción y no avisa de ello</text:span><text:span text:style-name="T7">. </text:span><text:span text:style-name="T9"><text:s/>(Ver Buenas prácticas 6).</text:span></text:p>
      <text:p text:style-name="P5"><text:span text:style-name="T9">S</text:span><text:span text:style-name="T6">i quieres puedes volver a presentarla que funcione bien la búsqueda del número y cumpliendo las buenas prácticas que comento arriba</text:span></text:p>
      <text:h text:style-name="P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38:00.651293534</dc:date>
    <meta:editing-duration>PT3H10M51S</meta:editing-duration>
    <meta:editing-cycles>9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12" meta:character-count="1166" meta:non-whitespace-character-count="960"/>
  </office:meta>
</office:document-meta>
</file>